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style:tab-stops>
          <style:tab-stop style:position="6.535cm"/>
        </style:tab-stops>
      </style:paragraph-properties>
      <style:text-properties fo:font-weight="bold" style:font-weight-asian="bold" style:font-weight-complex="bold"/>
    </style:style>
    <style:style style:name="P42" style:family="paragraph" style:parent-style-name="Table_20_Contents">
      <style:text-properties fo:font-size="8pt" fo:font-style="italic" style:font-size-asian="8pt" style:font-style-asian="italic" style:font-size-complex="8pt" style:font-style-complex="italic"/>
    </style:style>
    <style:style style:name="P43"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4"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5"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6" style:family="paragraph" style:parent-style-name="Standard" style:list-style-name="WW8Num6">
      <style:text-properties style:font-name="Trebuchet MS" fo:font-size="11pt" fo:font-weight="bold" style:font-size-asian="11pt" style:font-weight-asian="bold" style:font-size-complex="11pt"/>
    </style:style>
    <style:style style:name="P47" style:family="paragraph" style:parent-style-name="Standard" style:list-style-name="WW8Num4">
      <style:text-properties style:font-name="Trebuchet MS" fo:font-size="11pt" fo:font-weight="bold" style:font-size-asian="11pt" style:font-weight-asian="bold" style:font-size-complex="11pt"/>
    </style:style>
    <style:style style:name="P48" style:family="paragraph" style:parent-style-name="Standard" style:list-style-name="WW8Num3">
      <style:text-properties style:font-name="Trebuchet MS" fo:font-size="11pt" style:font-size-asian="11pt" style:font-size-complex="11pt"/>
    </style:style>
    <style:style style:name="P49"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0"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style:tab-stops>
          <style:tab-stop style:position="6.535cm"/>
        </style:tab-stops>
      </style:paragraph-properties>
    </style:style>
    <style:style style:name="P52" style:family="paragraph" style:parent-style-name="Text_20_body" style:list-style-name="L1">
      <style:paragraph-properties>
        <style:tab-stops>
          <style:tab-stop style:position="6.535cm"/>
        </style:tab-stops>
      </style:paragraph-properties>
    </style:style>
    <style:style style:name="P53"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style:tab-stops>
          <style:tab-stop style:position="6.535cm"/>
        </style:tab-stops>
      </style:paragraph-properties>
      <style:text-properties fo:font-weight="bold" style:font-weight-asian="bold" style:font-weight-complex="bold"/>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7700" style:font-name="Times New Roman1" fo:letter-spacing="normal" fo:font-style="italic" style:font-style-asian="italic" style:font-style-complex="italic"/>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4140633" text:style-name="WW8Num4">
        <text:list-item>
          <text:p text:style-name="P49">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308237883" text:style-name="WW8Num6">
        <text:list-item>
          <text:list>
            <text:list-item>
              <text:p text:style-name="P46">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443917810" text:continue-numbering="true" text:style-name="WW8Num6">
        <text:list-item>
          <text:list>
            <text:list-item>
              <text:p text:style-name="P46">Perchè fare</text:p>
            </text:list-item>
          </text:list>
        </text:list-item>
      </text:list>
      <text:p text:style-name="P43"/>
      <text:p text:style-name="P44">http://www.aboutyou.it/reputation-monitoring.html</text:p>
      <text:p text:style-name="P44"/>
      <text:p text:style-name="P3"/>
      <text:p text:style-name="P3"/>
      <text:list xml:id="list1420361791" text:continue-numbering="true" text:style-name="WW8Num6">
        <text:list-item>
          <text:list>
            <text:list-item>
              <text:p text:style-name="P46">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491798540" text:continue-numbering="true" text:style-name="WW8Num6">
        <text:list-item>
          <text:list>
            <text:list-item>
              <text:p text:style-name="P46">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900344857" text:continue-numbering="true" text:style-name="WW8Num6">
        <text:list-item>
          <text:list>
            <text:list-item>
              <text:p text:style-name="P46">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455612096" text:continue-numbering="true" text:style-name="WW8Num6">
        <text:list-item>
          <text:list>
            <text:list-item>
              <text:p text:style-name="P46">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731760370" text:continue-numbering="true" text:style-name="WW8Num6">
        <text:list-item>
          <text:list>
            <text:list-item>
              <text:p text:style-name="P46">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1833635628" text:continue-numbering="true" text:style-name="WW8Num6">
        <text:list-item>
          <text:list>
            <text:list-item>
              <text:p text:style-name="P46">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878392151" text:continue-list="list614140633" text:style-name="WW8Num4">
        <text:list-item>
          <text:p text:style-name="P47">SW esistenti</text:p>
          <text:list>
            <text:list-item>
              <text:p text:style-name="P47">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41081666" text:continue-numbering="true" text:style-name="WW8Num4">
        <text:list-item>
          <text:list>
            <text:list-item>
              <text:p text:style-name="P47">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970003236" text:continue-numbering="true" text:style-name="WW8Num4">
        <text:list-item>
          <text:list>
            <text:list-item>
              <text:p text:style-name="P47">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576824372" text:continue-numbering="true" text:style-name="WW8Num4">
        <text:list-item>
          <text:list>
            <text:list-item>
              <text:p text:style-name="P47">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214804831" text:continue-numbering="true" text:style-name="WW8Num4">
        <text:list-item>
          <text:p text:style-name="P47">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725882553" text:style-name="WW8Num3">
        <text:list-item>
          <text:p text:style-name="P48">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text:a xlink:type="simple" xlink:href="http://www.igvita.com/2008/12/27/scalable-datasets-bloom-filters-in-ruby/">http://www.igvita.com/2008/12/27/scalable-datasets-bloom-filters-in-ruby/</text:a></text:p>
      <text:p text:style-name="P11"/>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text:soft-page-break/>se non funziona bisognerebbe prender il documento e trasformare l'html in testo, ma penso sia più semplice prendere la struttura ad albero html e fa li prendere il testo principale e continuare.</text:p>
      <text:p text:style-name="P3"/>
      <text:p text:style-name="P3">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text:soft-page-break/>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2">div class="testo_articolo_dimensione"&gt; </text:p>
          </table:table-cell>
          <table:table-cell table:style-name="Tabella1.B1" office:value-type="string">
            <text:p text:style-name="P42"/>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lt;div id="fb-like"&gt;&lt;fb:like show_faces="false"&gt;&lt;/fb:like&gt;&lt;/div&gt; </text:p>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text:soft-page-break/>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3">/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5"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4">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4">http://it.wikipedia.org/wiki/Duck_typing</text:span></text:a><text:span text:style-name="T14">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oft-page-break/><text:s text:c="4"/>require f</text:p>
      <text:p text:style-name="P32"><text:s text:c="2"/>rescue LoadError</text:p>
      <text:p text:style-name="P32"><text:s text:c="4"/>puts "could not load #{f}: #{$!}"</text:p>
      <text:p text:style-name="P32"><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text:soft-page-break/>Se lancio scraper_warker.rb il problema rimane, quindi penso da quello che vedo nei log, che il fatch non abbia proprio il content, perchè non gli viene passato da document.rb</text:p>
      <text:p text:style-name="P37"/>
      <text:p text:style-name="P36">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oft-page-break/><text:s text:c="6"/>end</text:p>
      <text:p text:style-name="P34"/>
      <text:p text:style-name="P37">così facendo in certi casi l'if era nil e salvata il marge dei risultati ottenuti.</text:p>
      <text:p text:style-name="P37">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text:soft-page-break/></text:p>
      <text:p text:style-name="P36">Giorno 25</text:p>
      <text:p text:style-name="P37">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439804575" text:style-name="L1">
        <text:list-item>
          <text:p text:style-name="P50">inizializzazzione dello scraper, impostando args a nil</text:p>
        </text:list-item>
        <text:list-item>
          <text:p text:style-name="P52"><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0">filter, che semplicemente filtra I risultati in base ad una blacklist creata in un diverso momento</text:p>
        </text:list-item>
        <text:list-item>
          <text:p text:style-name="P50">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0">indexer, con l'insieme di dati, l'indexer si occupa di inserirli all'interno del DB, con lingua, data di pubblicazione, titolo della pagina, contenuto principale, profile ID se è in blacklist e altro</text:p>
        </text:list-item>
        <text:list-item>
          <text:p text:style-name="P50">analyzer, aggiorna il DB e salva le modifiche attravero ruby.</text:p>
        </text:list-item>
      </text:list>
      <text:p text:style-name="P37"><text:soft-page-break/></text:p>
      <text:p text:style-name="P37">Ogni fase, riceve un hash, e alla fine lo ritorna modificato alla fase successiva.</text:p>
      <text:p text:style-name="P37">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5">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xt:soft-page-break/>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16">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oft-page-break/><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16"><text:s/>INFO [2010-11-01 20:24:49] <text:s/>:: Stopping indexer with: Lun, 01 Nov 2010 20:24:49 +0100 803 result(s</text:span>) </text:p>
      <text:p text:style-name="P37"/>
      <text:p text:style-name="P37">altro giro dopo fix di sosonline</text:p>
      <text:p text:style-name="P37"><text:s/><text:span text:style-name="T16">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text:soft-page-break/>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text:soft-page-break/>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889174677" text:style-name="L2">
        <text:list-item>
          <text:p text:style-name="P53">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text:soft-page-break/>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text:soft-page-break/></text:p>
      <text:p text:style-name="P38">From: hal3010alert06@gmail.com </text:p>
      <text:p text:style-name="P38">To: francescatezza@hotmail.com </text:p>
      <text:p text:style-name="P38">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text:soft-page-break/>capistrano-ext (1.2.1) </text:p>
      <text:p text:style-name="P38">color (1.4.1) </text:p>
      <text:p text:style-name="P38">daemon_controller (0.2.5) </text:p>
      <text:p text:style-name="P38">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text:soft-page-break/>pomeriggio formazione WA</text:p>
      <text:p text:style-name="P37"/>
      <text:p text:style-name="P36">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6">Giorno 3/01/11</text:p>
      <text:p text:style-name="P37">Messo nel server di produzione di readability, aggiornando pacchetti</text:p>
      <text:p text:style-name="P36">Giorno 4</text:p>
      <text:p text:style-name="P37">Studio. Il programma gira dalla mattina dalle ore 01.10. </text:p>
      <text:p text:style-name="P37">Per un profilo che prima completava in 15 miunuti ci sono voulti 50 con la nuova procedura</text:p>
      <text:p text:style-name="P37">Completamente eseguito in 15ore</text:p>
      <text:p text:style-name="P37"/>
      <text:p text:style-name="P37"><text:soft-page-break/></text:p>
      <text:p text:style-name="P37">Sembra riconoscere molte più pagine, ma ci mette molto tempo. Corretto un bug riguardante la codifica delle URL. ES: <text:a xlink:type="simple" xlink:href="http://it.wikipedia.org/wiki/McDonald's%2523Impatto_globale">http://it.wikipedia.org/wiki/McDonald's%2523Impatto_globale</text:a></text:p>
      <text:p text:style-name="P37">deve esssre : <text:a xlink:type="simple" xlink:href="http://it.wikipedia.org/wiki/McDonald%27s#Impatto_globale">http://it.wikipedia.org/wiki/McDonald%27s#Impatto_globale</text:a></text:p>
      <text:p text:style-name="P37"/>
      <text:p text:style-name="P37">Riga:22 e 35 di document.rb</text:p>
      <text:p text:style-name="P37"><text:span text:style-name="T8">uri = URI.parse(URI.encode(args[:url]))</text:span> </text:p>
      <text:p text:style-name="P37">Diventa:</text:p>
      <text:p text:style-name="P29"><text:span text:style-name="T10"><text:s text:c="6"/></text:span>uri = URI.parse(args[:url])</text:p>
      <text:p text:style-name="P29"/>
      <text:p text:style-name="P41">Giorno 5</text:p>
      <text:p text:style-name="P29">Avviato anche oggi, il problema della codifica dell'url rimane...</text:p>
      <text:p text:style-name="P29">Con un <text:a xlink:type="simple" xlink:href="http://newrelic.com/">http://newrelic.com/</text:a> stiamo monitorando il funzionamento dell'software, da uno sguardo veloce, sembra, oltre ad un grande numero di pagine reperite rispetto a prima (vecchie però) ci mette molto tempo. Con questo software che installa una gemma <text:s/>misuriamo il tempo nelle varie fasi. Abbiamo visto che la fase più lunga è quella di fatching, dove usa i 3 scraper.</text:p>
      <text:p text:style-name="P29"/>
      <text:p text:style-name="P41">Giorno 10</text:p>
      <text:p text:style-name="P29">Il programma ci mette molto tempo, e quindi controllando i log abbiamo visto che non c'è un punto in particolare dove il programma si pianta, però analizzando ulteriormente ho visto che alcuni siti vengono analizzati 1 volta altri 2 e certi altri 3, quindi sembra che passino per i vari scraper fino a quando non si riesce a superare qualche test, presumibilmente is_fetched.</text:p>
      <text:p text:style-name="P29">Ora ho lanciato sul server di test con un profilo in esecuzione.</text:p>
      <text:p text:style-name="P29"/>
      <text:p text:style-name="P29">Ho notato che a portare via tempo sono i regex della data, bisogna diminuire il numero di regex e allo stesso tempo provare a cambiare il modo di cercarli. Provando a cercare le date prima su tutta la pagina che viene passata come stringa e poi passaregli l'elemento che le contiene e poi identificare la data.</text:p>
      <text:p text:style-name="P29"/>
      <text:p text:style-name="P41">11 Gennaio</text:p>
      <text:p text:style-name="P29">Il programma eliminando la funzione che cerca la data in readability ci ha impegato circa 9 ore.</text:p>
      <text:p text:style-name="P29">Sistemato le regex, inserendo quelle che ho trovato su internet di Michael Ash, inoltre rimuovo ogni elemento ispezionato della pagina. Ho una riduzione notevole del tempo e mantengo il riconoscimento delle date.</text:p>
      <text:p text:style-name="P29">Per ogni pagina impiega circa 8secondi</text:p>
      <text:p text:style-name="P29"/>
      <text:p text:style-name="P41">12 Gennaio</text:p>
      <text:p text:style-name="P29">Il programma ha completato il tutto in 6 ore e 10 miunti. Ci sono degli errori riguardanti il mancato fatch di alcune pagine, ma tutto nella norma. Yahoo answer non repereisce, anche se trova delle pagine.</text:p>
      <text:p text:style-name="P29"/>
      <text:p text:style-name="P29">Problemi con il redirect, esiste un patch per open-uri. <text:a xlink:type="simple" xlink:href="http://redmine.ruby-lang.org/issues/show/859">http://redmine.ruby-lang.org/issues/show/859</text:a></text:p>
      <text:p text:style-name="P29">Per codificare le uri, basta usare URI.escape() fonte: <text:a xlink:type="simple" xlink:href="http://seidimoda.repubblica.it/dettaglio/lui-lei-e-il-caffè/73613">http://seidimoda.repubblica.it/dettaglio/lui-lei-e-il-caff%C3%A8/73613</text:a></text:p>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1-01-12T15:05:23</dc:date>
    <meta:editing-cycles>235</meta:editing-cycles>
    <meta:editing-duration>PT128H06M47S</meta:editing-duration>
    <meta:generator>OpenOffice.org/3.2$Linux OpenOffice.org_project/320m12$Build-9483</meta:generator>
    <dc:creator>andrea </dc:creator>
    <meta:document-statistic meta:table-count="1" meta:image-count="0" meta:object-count="0" meta:page-count="27" meta:paragraph-count="707" meta:word-count="11101" meta:character-count="98807"/>
    <meta:user-defined meta:name="Info 1"/>
    <meta:user-defined meta:name="Info 2"/>
    <meta:user-defined meta:name="Info 3"/>
    <meta:user-defined meta:name="Info 4"/>
  </office:meta>
</office:document-meta>
</file>